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language="es"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Los reclutas añoran su juventud acostados en la hierba, mientras una bocina metálica desentona una canción. La voz del cantante resuena en la memoria. Los reclutas no recuerdan amores, sino el dolor de la distancia. Quieren regresar a casa. Recuperar el colchón infantil, dormir con la cara pegada al techo soñando con un futuro inmediato. El presente se les tergiversa con los anhelos del pasado. Resucitan planes, anegados en esas estrellas, que flotan sobre la hierba y sus uniformes.</text:p>
      <text:p text:style-name="P1">Por un instante deja de ser importante el valor y la disciplina. Las guardias y las balas. Mañana ejercitarán el entrenamiento, una vez más. Hoy tienen la paz del recuerdo, el llanto que resisten en sus gargant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1T13:49:14.89</meta:creation-date>
    <dc:date>2011-10-12T21:08:10</dc:date>
    <meta:editing-duration>PT15M31S</meta:editing-duration>
    <meta:editing-cycles>6</meta:editing-cycles>
    <meta:generator>LibreOffice/3.4$Linux LibreOffice_project/340m1$Build-302</meta:generator>
    <meta:document-statistic meta:table-count="0" meta:image-count="0" meta:object-count="0" meta:page-count="1" meta:paragraph-count="2" meta:word-count="116" meta:character-count="702" meta:non-whitespace-character-count="586"/>
    <dc:creator>Miguel Iglesias</dc:creator>
  </office:meta>
</office:document-meta>
</file>